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5cm" svg:y="0cm"/>
          <draw:glue-point draw:id="6" svg:x="0cm" svg:y="5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line draw:style-name="gr2" draw:layer="layout" svg:x1="0.28cm" svg:y1="0.28cm" svg:x2="1.72cm" svg:y2="1.72cm">
            <text:p/>
          </draw:line>
          <draw:line draw:style-name="gr2" draw:layer="layout" svg:x1="0.28cm" svg:y1="1.72cm" svg:x2="1.72cm" svg:y2="0.2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Lamp (European)</dc:title>
    <meta:creation-date>2011-02-07T17:03:51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